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4712">
            <text:p>HV-471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5285.0">
            <text:p>5285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8">
            <text:p>-4.2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2">
            <text:p>HV-1806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500.0">
            <text:p>3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1">
            <text:p>HV-18061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685.0">
            <text:p>368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3459">
            <text:p>HV-3459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240.0">
            <text:p>524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300">
            <text:p>HV-18300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5830.0">
            <text:p>58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9">
            <text:p>HV-18299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4310.0">
            <text:p>4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8">
            <text:p>HV-18298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4130.0">
            <text:p>41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7">
            <text:p>HV-18297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3775.0">
            <text:p>377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2">
            <text:p>Beta-9922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4">
            <text:p>HV-1806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2865.0">
            <text:p>28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1">
            <text:p>AA-27201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405.0">
            <text:p>740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4">
            <text:p>-6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0">
            <text:p>AA-27200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035.0">
            <text:p>703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9">
            <text:p>AA-27199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4">
            <text:p>-4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2">
            <text:p>Q-266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7">
            <text:p>AA-27197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6">
            <text:p>AA-27196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2">
            <text:p>AA-27192</text:p>
          </table:table-cell>
          <table:table-cell office:value-type="float" office:value="54.62">
            <text:p>54.62</text:p>
          </table:table-cell>
          <table:table-cell office:value-type="float" office:value="-1.16">
            <text:p>-1.16</text:p>
          </table:table-cell>
          <table:table-cell office:value-type="float" office:value="8015.0">
            <text:p>801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46">
            <text:p>-15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4">
            <text:p>HAR-371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3">
            <text:p>Beta-9922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10.0">
            <text:p>5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4">
            <text:p>Beta-9922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1">
            <text:p>Q-2661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975.0">
            <text:p>597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2">
            <text:p>AA-27202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350.0">
            <text:p>63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8">
            <text:p>AA-27198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615.0">
            <text:p>66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1">
            <text:p>HAR-3711</text:p>
          </table:table-cell>
          <table:table-cell office:value-type="float" office:value="54.56">
            <text:p>54.56</text:p>
          </table:table-cell>
          <table:table-cell office:value-type="float" office:value="-1.28">
            <text:p>-1.28</text:p>
          </table:table-cell>
          <table:table-cell office:value-type="float" office:value="9680.0">
            <text:p>968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45">
            <text:p>-12.45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Shennan1983,ShennanEtal2018">
            <text:p>Shennan1983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3">
            <text:p>HV-18063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5">
            <text:p>SRR-3705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5250.0">
            <text:p>52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4">
            <text:p>Q-266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3">
            <text:p>Q-266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945.0">
            <text:p>494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9">
            <text:p>-2.79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6">
            <text:p>SRR-3706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7065.0">
            <text:p>7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3">
            <text:p>AA-27203</text:p>
          </table:table-cell>
          <table:table-cell office:value-type="float" office:value="54.61">
            <text:p>54.61</text:p>
          </table:table-cell>
          <table:table-cell office:value-type="float" office:value="-1.23">
            <text:p>-1.23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5">
            <text:p>AA-27205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5710.0">
            <text:p>571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0">
            <text:p>Q-2660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4">
            <text:p>SRR-3704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3450.0">
            <text:p>34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0">
            <text:p>AA-27210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2895.0">
            <text:p>28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1">
            <text:p>AA-27211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5165.0">
            <text:p>51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Etal2000,ShennanEtal2018">
            <text:p>Plater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